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00" loext:opacity="100%" style:font-name="apple-system" fo:font-size="10.5pt" fo:letter-spacing="normal" fo:font-style="normal" fo:font-weight="normal"/>
    </style:style>
    <style:style style:name="T2" style:family="text">
      <style:text-properties fo:font-variant="normal" fo:text-transform="none" fo:color="#000000" loext:opacity="100%" style:font-name="apple-system" fo:font-size="9.75pt" fo:letter-spacing="normal" fo:font-style="normal" fo:font-weight="normal"/>
    </style:style>
    <style:style style:name="T3" style:family="text">
      <style:text-properties fo:font-variant="normal" fo:text-transform="none" fo:color="#000000"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Негативная терапевтическая реакция<text:line-break/><text:line-break/>Негативная реакция должна быть исследована максимально глубоко. Задача пациента состоит в том, чтобы пережить негативные чувства. А задача терапевта – исследовать, интерпретировать и помогать их переживать.<text:line-break/><text:line-break/>Негативная реакция частично отражает проблемы пациента, а частично возникает в ответ на терапию и является большим вызовом как для пациента, так и для терапевта. Обычно пациент может думать о терапии как о чем-то полезном. Но иногда процесс настолько напряжен, что терапия начинает представляться источником боли и негатива. И даже может заставить пациента покинуть терапию.<text:line-break/><text:line-break/>Помогать пациенту переживать сложные чувства. Собственно это и есть базовое отношение терапевта к терапии вцелом, и к каждому пациенту в частности. А смысл взаимодействия пациента и терапевта не в том, чтобы убрать негативную реакцию пациента, а скорее в том, чтобы он мог заметить исследовательский интерес терапевта независимо от того, какие по силе или окраске чувства возникают на встречах. Процесс понимания этого может занимать длительное время.<text:line-break/><text:line-break/>Негативные чувства в терапии обычно скрывают под собой 3 причины.<text:line-break/><text:line-break/>1. Непереносимость собственных агрессивный чувств, которые могут ощущаться как что-то плохое или недопустимое. От этого плохого всегда хочется избавиться. Так может выглядеть роль Хорошей Девочки, которая должна скрывать свою злость. И в этом случае, если терапевт будет источником негатива в терапии, это освобождает пациента от размышлений о собственной агрессии.<text:line-break/><text:line-break/>2. Сложность совмещать теплые и агрессивные чувства к одному и тому же человеку. Так проявляются конфликты раннего развития. Ведь в детстве дети должны еще понять, что близкий человек может вызывать не только позитивные чувства.<text:line-break/><text:line-break/>3. Негативная реакция защищает от переживания теплых чувств. Тут некоторые скажут – а в чем тут проблема? А проблема в том, что непереносимость чувств привязанности и эротизма лежит в основе таких мучительных симптомов как неспособность испытывать чувство любви, сложности с эмпатией, желание доминировать в отношениях или провокативный стиль общения.<text:line-break/><text:line-break/>С одной стороны это, кажется, всего лишь теория, но с другой это варианты того, что происходит во время вполне реальных встреч терапевта и пациента.<text:line-break/>Запись на терапию Viber, WhatsApp 8-909-731-20-44 Максим Федорышин</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0T13:40:19.522701616</meta:creation-date>
    <dc:date>2025-11-10T13:49:13.524472885</dc:date>
    <meta:editing-duration>PT8M52S</meta:editing-duration>
    <meta:editing-cycles>8</meta:editing-cycles>
    <meta:generator>LibreOffice/24.2.7.2$Linux_X86_64 LibreOffice_project/420$Build-2</meta:generator>
    <meta:document-statistic meta:table-count="0" meta:image-count="0" meta:object-count="0" meta:page-count="1" meta:paragraph-count="1" meta:word-count="320" meta:character-count="2305" meta:non-whitespace-character-count="1976"/>
  </office:meta>
</office:document-meta>
</file>